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color="#000000" style:font-name="F" fo:font-size="10pt" style:font-size-asian="10pt"/>
    </style:style>
    <style:style style:name="P3" style:family="paragraph" style:parent-style-name="Standard">
      <style:paragraph-properties fo:text-align="start" style:justify-single-word="false"/>
      <style:text-properties fo:color="#000000" style:font-name="F" fo:font-size="10pt" style:font-size-asian="10pt"/>
    </style:style>
    <style:style style:name="P4" style:family="paragraph" style:parent-style-name="Standard">
      <style:paragraph-properties fo:text-align="start" style:justify-single-word="false"/>
      <style:text-properties fo:color="#000000" style:font-name="F" fo:font-size="25pt" fo:font-weight="bold" style:font-size-asian="25pt" style:font-weight-asian="bold"/>
    </style:style>
    <style:style style:name="P5" style:family="paragraph" style:parent-style-name="Standard">
      <style:text-properties fo:color="#000000" style:font-name="F" fo:font-size="12pt" style:font-size-asian="12pt"/>
    </style:style>
    <style:style style:name="P6" style:family="paragraph" style:parent-style-name="Standard">
      <style:paragraph-properties fo:text-align="start" style:justify-single-word="false"/>
      <style:text-properties fo:color="#000000" style:font-name="F" fo:font-size="6.5pt" style:font-size-asian="6.5pt"/>
    </style:style>
    <style:style style:name="P7" style:family="paragraph" style:parent-style-name="Standard">
      <style:paragraph-properties fo:text-align="start" style:justify-single-word="false"/>
      <style:text-properties fo:color="#000000" style:font-name="F" fo:font-size="9pt" style:font-size-asian="9pt"/>
    </style:style>
    <style:style style:name="P8" style:family="paragraph" style:parent-style-name="Standard">
      <style:paragraph-properties fo:text-align="start" style:justify-single-word="false"/>
      <style:text-properties fo:color="#000000" style:font-name="F" fo:font-size="25pt" fo:font-weight="bold" style:font-size-asian="25pt" style:font-weight-asian="bold"/>
    </style:style>
    <style:style style:name="P9" style:family="paragraph" style:parent-style-name="Standard">
      <style:paragraph-properties fo:text-align="start" style:justify-single-word="false"/>
      <style:text-properties fo:color="#000000" style:font-name="F" fo:font-size="10pt" style:font-size-asian="10pt"/>
    </style:style>
    <style:style style:name="P10" style:family="paragraph" style:parent-style-name="Standard">
      <style:paragraph-properties fo:text-align="start" style:justify-single-word="false"/>
      <style:text-properties fo:color="#000000" style:font-name="F" fo:font-size="9pt" style:font-size-asian="9pt"/>
    </style:style>
    <style:style style:name="P11" style:family="paragraph" style:parent-style-name="Standard">
      <style:paragraph-properties fo:text-align="start" style:justify-single-word="false"/>
      <style:text-properties fo:color="#000000" style:font-name="Times New Roman" fo:font-size="12pt" style:font-size-asian="12pt"/>
    </style:style>
    <style:style style:name="P12" style:family="paragraph" style:parent-style-name="Standard">
      <style:paragraph-properties fo:text-align="start" style:justify-single-word="false"/>
      <style:text-properties fo:color="#000000" style:font-name="Times New Roman" fo:font-size="12pt" fo:font-weight="bold" style:font-size-asian="12pt" style:font-weight-asian="bold"/>
    </style:style>
    <style:style style:name="P13" style:family="paragraph" style:parent-style-name="Standard">
      <style:paragraph-properties fo:text-align="start" style:justify-single-word="false"/>
      <style:text-properties fo:color="#000000" style:font-name="Times New Roman" fo:font-size="12pt" style:font-size-asian="12pt"/>
    </style:style>
    <style:style style:name="P14" style:family="paragraph" style:parent-style-name="Standard">
      <style:paragraph-properties fo:text-align="start" style:justify-single-word="false"/>
      <style:text-properties fo:color="#000000" style:font-name="Times New Roman" fo:font-size="12pt" fo:font-weight="bold" style:font-size-asian="12pt" style:font-weight-asian="bold"/>
    </style:style>
    <style:style style:name="P15" style:family="paragraph" style:parent-style-name="Standard" style:master-page-name="Standard">
      <style:paragraph-properties fo:text-align="start" style:justify-single-word="false" style:page-number="auto"/>
      <style:text-properties fo:color="#000000" style:font-name="F" fo:font-size="10pt" style:font-size-asian="10pt"/>
    </style:style>
    <style:style style:name="T1" style:family="text">
      <style:text-properties fo:color="#000000" style:font-name="F" fo:font-size="10pt" style:font-size-asian="10pt"/>
    </style:style>
    <style:style style:name="T2" style:family="text">
      <style:text-properties fo:color="#000000" style:font-name="F" fo:font-size="12pt" style:font-size-asian="12pt"/>
    </style:style>
    <style:style style:name="T3" style:family="text">
      <style:text-properties fo:color="#000000" style:font-name="F" fo:font-size="9pt" style:font-size-asian="9pt"/>
    </style:style>
    <style:style style:name="T4" style:family="text">
      <style:text-properties fo:color="#000000" style:font-name="F" fo:font-size="5.5pt" style:font-size-asian="5.5pt"/>
    </style:style>
    <style:style style:name="T5" style:family="text">
      <style:text-properties fo:color="#000000" style:font-name="F" fo:font-size="11pt" style:font-size-asian="11pt"/>
    </style:style>
    <style:style style:name="T6" style:family="text">
      <style:text-properties fo:color="#000000" style:font-name="F" fo:font-size="10pt" style:font-size-asian="10pt"/>
    </style:style>
    <style:style style:name="T7" style:family="text">
      <style:text-properties fo:color="#000000" style:font-name="F" fo:font-size="6.5pt" style:font-size-asian="6.5pt"/>
    </style:style>
    <style:style style:name="T8" style:family="text">
      <style:text-properties fo:color="#000000" style:font-name="F" fo:font-size="9pt" style:font-size-asian="9pt"/>
    </style:style>
    <style:style style:name="T9" style:family="text">
      <style:text-properties fo:color="#000000" style:font-name="Times New Roman" fo:font-size="12pt" style:font-size-asian="12pt"/>
    </style:style>
    <style:style style:name="T10" style:family="text">
      <style:text-properties fo:color="#000000" style:font-name="Times New Roman" fo:font-size="12pt" fo:font-style="italic" style:font-size-asian="12pt" style:font-style-asian="italic"/>
    </style:style>
    <style:style style:name="T11" style:family="text">
      <style:text-properties fo:color="#000000" style:font-name="Times New Roman" fo:font-size="12pt" style:font-size-asian="12pt"/>
    </style:style>
    <style:style style:name="T12" style:family="text">
      <style:text-properties fo:color="#000000" style:font-name="Times New Roman" fo:font-size="12pt" fo:font-weight="bold" style:font-size-asian="12pt" style:font-weight-asian="bold"/>
    </style:style>
    <style:style style:name="T13" style:family="text">
      <style:text-properties fo:color="#808080" style:font-name="F" fo:font-size="12pt" style:font-size-asian="12pt"/>
    </style:style>
    <style:style style:name="T14" style:family="text">
      <style:text-properties fo:color="#808080" style:font-name="F" fo:font-size="9pt" style:font-size-asian="9pt"/>
    </style:style>
    <style:style style:name="T15" style:family="text">
      <style:text-properties fo:color="#808080" style:font-name="Times New Roman" fo:font-size="12pt" fo:font-weight="bold" style:font-size-asian="12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P3"/>
      <text:p text:style-name="P4">OB ICH EIN KÜNSTLER BIN,</text:p>
      <text:p text:style-name="P4">WEISS ICH NOCH GAR NICHT</text:p>
      <text:p text:style-name="P4"/>
      <text:p text:style-name="P3">ÜBER DEN KOMPONISTEN FRANK HOLGER ROTHKAMM, UNKONVENTIONELLE</text:p>
      <text:p text:style-name="P3">OPUSZÄHLUNG UND ELEKTRONISCHE MUSIK</text:p>
      <text:p text:style-name="P3"/>
      <text:p text:style-name="Standard"><text:span text:style-name="T2">von Klaus Hübner</text:span><text:span text:style-name="T13"> </text:span></text:p>
      <text:p text:style-name="P5"/>
      <text:p text:style-name="P2"/>
      <text:p text:style-name="P2"/>
      <text:p text:style-name="Standard"><text:span text:style-name="T9">501 Werke mit einer Gesamtspielzeit von 55 Stunden, 59 Minuten und einer Sekunde (Stand: 20. Mai 2013): Frank Holger Rothkamms Output hält ein weitflächig aufgestelltes Klangimperium</text:span></text:p>
      <text:p text:style-name="P11">bereit, das er während seiner Tätigkeit als Schauspieler am Schlosstheater im niederrheinischen</text:p>
      <text:p text:style-name="P11">Moers aus Wort und inszenierter Wirklichkeit entwickelte. Ähnlich wie Wolfgang Amadeus Mozart von seinem Vater Leopold angehalten wurde, seine Werke zu zählen und zu nummerieren, diente</text:p>
      <text:p text:style-name="P1"><text:span text:style-name="T9">dessen </text:span><text:span text:style-name="T10">Verzeichnis aller meiner Werke</text:span><text:span text:style-name="T9"> dem Komponisten Rothkamm als Muster, im Zeitalter der MP3-Technik und der dadurch notwendigen Quantifizierung der Werke ein eigenes Verzeichnis anzulegen.</text:span></text:p>
      <text:p text:style-name="P11"/>
      <text:p text:style-name="P1"><text:span text:style-name="T9">Rothkamm begann 2002, nachdem er durch eine innere Erleuchtung einen radikalen Schnitt zur Vergangenheit als Künstler vollzogen und dies durch eine totale Kopfhaarrasur auch äußerlich <text:s/>dokumentiert hatte, intuitive Musik auf psychedelischer Basis zu komponieren.Von diesem Zeitpunkt an «zählte» er seine Werke: Als Opus 1 ist das Synthesizerstück </text:span><text:span text:style-name="T10">Earth Frequency</text:span></text:p>
      <text:p text:style-name="P1"><text:span text:style-name="T10">Oscillator</text:span><text:span text:style-name="T9"> genannt, das auf der CD </text:span><text:span text:style-name="T10">FB01</text:span><text:span text:style-name="T9"> mit dem vom Komponisten entwickelten «IFORMM»-System wiederveröffentlicht wurde. Die Opuszahlen sind identisch mit den fortlaufenden Nummern einer Datenbank, in der Rothkamm seine Werke erfasst hat. Da immer mehr Musik aus Rothkamms</text:span></text:p>
      <text:p text:style-name="P11">ältester Vergangenheit wieder auftaucht, vergrößert sich der Werkkatalog ständig. Bisher lassen sich Rothkamms konservierte musikalische Spuren bis in das Jahr 1982 zurückverfolgen. </text:p>
      <text:p text:style-name="P11"/>
      <text:p text:style-name="P1"><text:span text:style-name="T9">Franz Holger Rothkamm fällt mit seiner (musikalischen) Biografie aus dem Rahmen: Er begann als Schauspieler, als jemand, der sich fremder Texte und fremder Charaktere bedient, sein eigenes Ich der jeweiligen Rolle unterordnet. Ohne Zweifel ist das eine schöpferische, als Basis fremde Federn benutzende Leistung. Rothkamms zerklüftete Biografie zeigte schon in frühen Jahren Risse, Aufspaltungen und Rastlosigkeit, unbequeme und manchmal hemmende Lebensbegleiterscheinungen, die seine musikalische Kreativität zunehmend bestimmten. Vor diesem Hintergrund erscheint sein Werk, eingebettet in computergestützte und elektronische Musik sowie in performative Aktionen, als eine Möglichkeitsform, als eine Synthese aus Klangkunst und populären musikalischen Formen und Stilen. Rothkamms elektronische Arbeiten stehen in Kontakt zu den Werken serieller Musik von Karlheinz Stockhausen, Herbert Eimert oder Franco Evangelisti aus den 1950er Jahren – elektronische Klangsequenzen im Spannungsfeld zwischen Experiment und Tradition. Wie sich bei Rothkamm analog zu Beuys’ erweitertem Kunstbegriff ein erweiterter Musikbegriff entwickelte, demonstriert er auf </text:span><text:span text:style-name="T10">ALT</text:span><text:span text:style-name="T9">: mikrotonale, droneartige Ambientflitter, umhüllt von linear geprägten Frequenzmustern.</text:span></text:p>
      <text:p text:style-name="P11"/>
      <text:p text:style-name="P12">MOERS – BERLIN – AMERIKA</text:p>
      <text:p text:style-name="P12"/>
      <text:p text:style-name="P11"><text:soft-page-break/>Frank Holger Rothkamm wurde 1965 in Gütersloh, der Heimatstadt von Hans Werner Henze, geboren. Dort erhielt er ersten Klavierunterricht und interessierte sich für das Zeichnen. Im Alter von zwölf Jahren –er lebte mit seiner Familie in Nürtingen (Baden-Württemberg) – entstanden erste eigene Kompositionen. Musik begreifen – das wurde für den jungen Frank Holger Rothkamm zur Passion. «Die Musik befreit uns von Akademismen und Konventionen. Der Musik muss mit der gleichen Neugier und Überraschungslust begegnet werden wie den Erscheinungsformen der Natur»,</text:p>
      <text:p text:style-name="P1"><text:span text:style-name="T9">schrieb Hans Werner Henze im Vorwort des von Franz Xaver Ohnesorg herausgegebenen Buchs</text:span><text:span text:style-name="T10"> Die Befreiung der Musik</text:span><text:span text:style-name="T9"> (1994). Nachdem Rothkamm ein Streichquartett von Paul Hindemith im Radio gehört hatte, offenbarten sich ihm jene Neugier und Überraschungslust und führten zu einem neuen Musikverständnis. Er konstruierte eine eigene grafische Notation für eine Komposition für zwei Klaviere, die er beim Wettbewerb «Jugend komponiert» einreichte. Sein Werk wurde abgewiesen, weil die Jury es nicht für Musik hielt. Sie entsprach damit genau dem Gegenteil von Henzes Postulat. Rothkamm setzte akustische Spuren – zunächst auf Musikkassetten, etwa mit der mehrere Fortsetzungen erlebenden </text:span><text:span text:style-name="T10">FISCH</text:span><text:span text:style-name="T9">-Serie, die mit einer Performance auf Kreta startete.</text:span></text:p>
      <text:p text:style-name="P11"/>
      <text:p text:style-name="P1"><text:span text:style-name="T9">1980 setzte Rothkamm in der Musikschule Moers die Klavierausbildung fort und lernte Geige. Über seinen Musiklehrer Karl Heinz Witte knüpfte er Kontakte zum avantgardistisch ausgerichteten örtlichen Schlosstheater. Für die Produktion </text:span><text:span text:style-name="T10">Reproduktion untersagt</text:span><text:span text:style-name="T9"> entwickelte Rothkamm ein Klavierstück und benutzte dafür einige Notierungen aus Anton Bruckners siebter Sinfonie. Ein weiterer Umzug führte ihn 1985 nach Köln, wo er Zivildienst an der Universitätsklinik leistete. Ausgiebig beschäftigte er sich mit Algorithmen für Computermusik und veröffentlichte auf dieser</text:span></text:p>
      <text:p text:style-name="P1"><text:span text:style-name="T9">Grundlage das Album </text:span><text:span text:style-name="T10">Music after sculptures</text:span><text:span text:style-name="T9"> (1986), das sein Debüt als Schallplattenkünstler</text:span></text:p>
      <text:p text:style-name="P11">markierte und mit dem er gleichzeitig Abschied vom akustischen Piano nahm. Das 1984 von Ingo Gräbner und Andrea Buchwald als freie Künstlerinitiative und Veranstaltungsort mit differenzierten</text:p>
      <text:p text:style-name="P11">Arbeitsmöglichkeiten für Aktionskünstler und Schöpfer raumbezogener Werke gegründete Atelier Sömmering in Köln wurde zum idealen Ort für den Komponisten und Konzeptkünstler Rothkamm.</text:p>
      <text:p text:style-name="P1"><text:span text:style-name="T9">Dort führte er 1985 die Musikperformance </text:span><text:span text:style-name="T10">Tien</text:span><text:span text:style-name="T9"> auf, ein «schlagkräftiges», mit Synthesizerklängen</text:span></text:p>
      <text:p text:style-name="P11">und Violinpassagen gestaltetes Dekonstruktionshappening: Mit einem schwarzen Hammer zertrümmert er in einem verdunkelten Raum weiße Steinplatten, zwei Monitore geben Licht, gra-</text:p>
      <text:p text:style-name="P11">fische Muster kommentieren reduziertes, monotones Klangmaterial.</text:p>
      <text:p text:style-name="P11"/>
      <text:p text:style-name="P11">In Berlin studierte Rothkamm Kommunikationswissenschaften, Bionik und Philosophie und ging anschließend aus privaten Gründen und «dem besseren Geschlecht folgend» nach Vancouver, wo er</text:p>
      <text:p text:style-name="P1"><text:span text:style-name="T9">mit Konzeptkünstlern und für ein Computerspielunternehmen arbeitete. Aber Vancouver war nur eine Zwischenstation auf dem Weg in die USA, in die er 1990 einwanderte. Zunächst lebte er in San Francisco, brachte dort seine erste 12''-Vinylschallplatte </text:span><text:span text:style-name="T10">Magick Sounds Of The Underground</text:span><text:span text:style-name="T9"> sowie die CD </text:span><text:span text:style-name="T10">Death Rave 2000</text:span><text:span text:style-name="T9"> heraus. «Warum ich nach Amerika gegangen bin, weiß ich nicht genau. Und ich verstehe selbst auch nicht, warum ich während dieser Zeit bis etwa 2008, als ich das Haus in Los Angeles gekauft und die ‹Loge für utopische Wissenschaft› gegründet habe, jedes Jahr umgezogen bin» sagt Rothkamm. 1994, in New York, erkrankte er an einer Depression, litt an Panik-Angst-Störungen und Depersonalisation, die bis ins vorige Jahr andauerten.</text:span></text:p>
      <text:p text:style-name="P11"/>
      <text:p text:style-name="P11">Das unstete, zehnjährige Pendlerleben zwischen New York und Los Angeles, begleitet von der Gründung des Labels Flux Records und dem Komponieren von 93 Klavierstücken mit seinem geliebten «Kurzweil K2000»-Synthesizer, ergänzte Rothkamm durch kommerzielle Aufträge für</text:p>
      <text:p text:style-name="P11">Videospiele und Soundtracks für Filmtrailer. Darüber hinaus produzierte er Remixe für Künstler wie Elliott Sharp, Alfred 23 Harth undWolfgang Muthspiel, entwickelte Musikkonzepte für Rodney Graham, HaraldFuchs und DJ Glove und mixte Audiomaterial von The Cranberries, Zeena Parkins</text:p>
      <text:p text:style-name="P1"><text:span text:style-name="T9">und Rebekka Bakken neu. Getreu seiner Devise, dass Kunst und Werbung sich nicht ausschließen sollen, produzierte er «Commercials» für Levi Strauss, Sears und Philips. Daneben entstanden Filmsoundtracks für Experimente mit der 3-D-Projektionstechnik, etwa für </text:span><text:span text:style-name="T10">Star Wars</text:span><text:span text:style-name="T9"> von George </text:span><text:soft-page-break/><text:span text:style-name="T9">Lucas.</text:span></text:p>
      <text:p text:style-name="P11"/>
      <text:p text:style-name="P12">MEDIUM FÜR ANDERE WESEN</text:p>
      <text:p text:style-name="P12"/>
      <text:p text:style-name="P11">Ein 1935 erbautes und von Rothkamm 2010 renoviertes Steinkamp-Haus in Los</text:p>
      <text:p text:style-name="P11">Angeles dient dem Künstler als Forschungszentrum für «Psychose-stochastische Wissenschaften</text:p>
      <text:p text:style-name="P11">». Eine Sammlung früher digitaler Synthesizer, Benutzerhandbücher, Vinylschallplatten und diverser Druckerzeugnisse füllt Räume. In Europa, sagt Rothkamm, hinderte ihn die Trennung</text:p>
      <text:p text:style-name="P11">von Theorie und Praxis, zum Beispiel zwischen Tontechniker und Komponist, daran, multifunktionale Klangkunst zu etablieren. Eben so wenig mochte er der Trennung zwischen «hoher» Kunst und Unterhaltungsmusik oder zwischen der Kunst von Joseph Beuys und der Werbung weiter folgen. Getreu dem Shakespeare-Motto «All the world’s a stage» setzt Rothkamm in seinen Performances das im Moerser Schlosstheater gelernte Schauspielerhandwerk ein: «Ich</text:p>
      <text:p text:style-name="P11">setze immer noch gerne diesen erweiterten Theaterbegriff ein, den auch das ‹Living Theatre› verfolgte. Nach meiner Krankheit arbeite ich wieder verstärkt mit den Stilmitteln der Performance. Da kommt das in Moers Gelernte sehr gut an.» Der Künstler als Medium – Rothkamm setzt neue Maßstäbe, die mehr mit Platons Erinnerungsphilosophie, der Anamnesis, zu tun haben als mit der Produktion von neuem Material aus der Feder des Komponisten. «Ich öffne mich als Medium für</text:p>
      <text:p text:style-name="P1"><text:span text:style-name="T9">andere Wesen.» Ein Transportmittel für diese Art meditativer Kreativität ist der von Rothkamm in New York entdeckte Gabler- Flügel aus dem Jahr 1922. Ernst Gabler, ein deutscher Immigrant, </text:span><text:span text:style-name="T15">4 </text:span><text:span text:style-name="T9">der bis 1931 qualitativ sehr gute Klaviere baute, konstruierte ein «Grand Piano» mit einem warmen,</text:span></text:p>
      <text:p text:style-name="P1"><text:span text:style-name="T9">tiefen und intimen Sound, der nach «Goldenem Zeitalter» klingt. Rothkamm entdeckte – sich an die eigene Klavierausbildung erinnernd – in Carl Czerny und seiner Etüdensammlung </text:span><text:span text:style-name="T10">Schule der Geläufigkeit</text:span><text:span text:style-name="T9"> den Anknüpfungspunkt, die Idee eines Künstler-Mediums zu instrumentalisieren. Mit </text:span><text:span text:style-name="T10">Tetralogy</text:span><text:span text:style-name="T9"> kehrte er, der Platon’schen Erinnerungsphilosophie folgend, zum klassisch-akustischen Piano zurück.</text:span></text:p>
      <text:p text:style-name="P11"/>
      <text:p text:style-name="P11">«Ob mein Beitrag zur amerikanischen oder deutschen Kultur überhaupt unter dem Begriff Kunst oder Künstler zu fassen ist, weiß ich gar nicht. Was allerdings übrig bleibt – auch im Sinne des erweiterten Kunstbegriffs von Beuys – sind die Produkte einer künstlerischen Tätigkeit, obwohl</text:p>
      <text:p text:style-name="P11">es sein kann, dass diese von späteren Generationen überhaupt nicht wahrgenommen werden.» Wohl wissend, dass die Rolle des Künstlers in Amerika nur wenig gilt, findet Rothkamm dort die Stimmung vor, die seinen musikalischen Ideen Nahrung gibt. Selbst dann, wenn sich die Realität in</text:p>
      <text:p text:style-name="P11">Katastrophen auflöst. Wie es 2007 passierte, als der «K2000» und historisches Studioequipment Opfer der verheerenden Waldbrandserie in Kalifornien wurden. ?</text:p>
      <text:p text:style-name="P11"/>
      <text:p text:style-name="P11"/>
      <text:p text:style-name="P3"/>
      <text:p text:style-name="P7">1 Soweit nicht anders vermerkt, stammen die Zitate aus</text:p>
      <text:p text:style-name="P7">einem Interview mit Frank Holger Rothkamm vom 12. April</text:p>
      <text:p text:style-name="P7">2013.</text:p>
      <text:p text:style-name="P6"/>
      <text:p text:style-name="P3"/>
      <text:p text:style-name="P1"><text:span text:style-name="T5">INFO</text:span></text:p>
      <text:p text:style-name="P3"/>
      <text:p text:style-name="P3">CDs (Auswahl):</text:p>
      <text:p text:style-name="P7"/>
      <text:p text:style-name="P1"><text:span text:style-name="T14"><text:s text:c="2"/></text:span><text:span text:style-name="T3">Frank Rothkamm: K5</text:span></text:p>
      <text:p text:style-name="P7">Flux Records FLX16</text:p>
      <text:p text:style-name="P7"/>
      <text:p text:style-name="P1"><text:span text:style-name="T3">Frank Rothkamm: FB01</text:span></text:p>
      <text:p text:style-name="P7">Flux Records FLX4</text:p>
      <text:p text:style-name="P7"/>
      <text:p text:style-name="P1"><text:span text:style-name="T14"><text:s/></text:span><text:span text:style-name="T3">Frank Rothkamm: Alt</text:span></text:p>
      <text:p text:style-name="P7">Baskaru karu:15</text:p>
      <text:p text:style-name="P7"><text:soft-page-break/></text:p>
      <text:p text:style-name="Standard"><text:span text:style-name="T3">Website des Künstlers: </text:span><text:a xlink:type="simple" xlink:href="http://www.rothkamm.com/">www.rothkamm.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laus Hübner</meta:initial-creator>
    <meta:creation-date>2013-08-03T07:49:30</meta:creation-date>
    <meta:editing-duration>P2171DT9H44M33S</meta:editing-duration>
    <meta:generator>OpenOffice/4.0.0$Win32 OpenOffice.org_project/400m3$Build-9702</meta:generator>
    <dc:date>2013-08-04T13:24:58.96</dc:date>
    <dc:creator>Frank Holger Rothkamm</dc:creator>
    <meta:editing-cycles>2</meta:editing-cycles>
    <meta:document-statistic meta:table-count="0" meta:image-count="0" meta:object-count="0" meta:page-count="4" meta:paragraph-count="51" meta:word-count="1402" meta:character-count="10271"/>
  </office:meta>
</office:document-meta>
</file>